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0aeb1" officeooo:paragraph-rsid="0010aeb1"/>
    </style:style>
    <style:style style:name="P2" style:family="paragraph" style:parent-style-name="Table_20_Contents">
      <style:text-properties officeooo:rsid="000da7a0" officeooo:paragraph-rsid="000da7a0"/>
    </style:style>
    <style:style style:name="P3" style:family="paragraph" style:parent-style-name="Table_20_Contents">
      <style:text-properties officeooo:rsid="000da7a0" officeooo:paragraph-rsid="000fffab"/>
    </style:style>
    <style:style style:name="P4" style:family="paragraph" style:parent-style-name="Table_20_Contents">
      <style:text-properties fo:font-weight="bold" officeooo:rsid="000da7a0" officeooo:paragraph-rsid="000da7a0" style:font-weight-asian="bold" style:font-weight-complex="bold"/>
    </style:style>
    <style:style style:name="P5" style:family="paragraph" style:parent-style-name="Table_20_Contents">
      <style:text-properties fo:font-weight="bold" officeooo:rsid="000fffab" officeooo:paragraph-rsid="000fffab" style:font-weight-asian="bold" style:font-weight-complex="bold"/>
    </style:style>
    <style:style style:name="P6" style:family="paragraph" style:parent-style-name="Table_20_Contents">
      <style:text-properties officeooo:rsid="000fffab" officeooo:paragraph-rsid="000fffab"/>
    </style:style>
    <style:style style:name="P7" style:family="paragraph" style:parent-style-name="Table_20_Contents">
      <style:text-properties officeooo:rsid="0010aeb1" officeooo:paragraph-rsid="0010aeb1"/>
    </style:style>
    <style:style style:name="T1" style:family="text">
      <style:text-properties officeooo:rsid="000fffab"/>
    </style:style>
    <style:style style:name="T2" style:family="text">
      <style:text-properties officeooo:rsid="00109019"/>
    </style:style>
    <style:style style:name="T3" style:family="text">
      <style:text-properties officeooo:rsid="00121c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OHP Practica 4: DAFO</text:p>
      <text:p text:style-name="Standard">CASO 1: Pesco&amp;Go</text:p>
      <text:p text:style-name="Standard">a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Interno</text:p>
          </table:table-cell>
          <table:table-cell table:style-name="Table1.B1" office:value-type="string">
            <text:p text:style-name="P5">Externo (entorno general o especifico)</text:p>
          </table:table-cell>
        </table:table-row>
        <table:table-row>
          <table:table-cell table:style-name="Table1.A2" office:value-type="string">
            <text:p text:style-name="P4">Debilidades</text:p>
            <text:p text:style-name="P2">-<text:span text:style-name="T1">Menor contacto directo con los clientes</text:span></text:p>
            <text:p text:style-name="P2">-<text:span text:style-name="T1">Problemas de logística interna</text:span></text:p>
            <text:p text:style-name="P2">-<text:span text:style-name="T1">Productos no son valorables físicamente</text:span></text:p>
            <text:p text:style-name="P2">-<text:span text:style-name="T1">Negocio innovador que no tendrá una clientela consolidada inicialmente</text:span></text:p>
          </table:table-cell>
          <table:table-cell table:style-name="Table1.B2" office:value-type="string">
            <text:p text:style-name="P4">Amenazas</text:p>
            <text:p text:style-name="P2">-<text:span text:style-name="T1">Problemas técnicos, ciberataques, dependencia en la red</text:span></text:p>
            <text:p text:style-name="P3">-<text:span text:style-name="T1">Alto poder de negociación de los proveedores, dependencia en los precios de la lonja</text:span></text:p>
            <text:p text:style-name="P3">-<text:span text:style-name="T2">Posibles criticas negativas publicas</text:span></text:p>
            <text:p text:style-name="P3">-<text:span text:style-name="T2">Aumento de costes de envío por aumento de precio de combustible</text:span></text:p>
            <text:p text:style-name="P3">-<text:span text:style-name="T2">Mucha competición con pescaderías físicas</text:span></text:p>
            <text:p text:style-name="P3">-<text:span text:style-name="T2">Contaminación del pescado (mercurio...)</text:span></text:p>
          </table:table-cell>
        </table:table-row>
        <table:table-row>
          <table:table-cell table:style-name="Table1.A2" office:value-type="string">
            <text:p text:style-name="P4">Fortalezas</text:p>
            <text:p text:style-name="P6">-Variedad de productos</text:p>
            <text:p text:style-name="P6">-Plataforma digital, ágil y sencilla</text:p>
            <text:p text:style-name="P6">-Buena imagen y reputación</text:p>
            <text:p text:style-name="P6">-Comprometida con el medio ambiente</text:p>
            <text:p text:style-name="P6">-Envío rápido</text:p>
            <text:p text:style-name="P6">-Vende en el territorio peninsular</text:p>
            <text:p text:style-name="P6">-Packs diferenciados, facilita cocina</text:p>
            <text:p text:style-name="P6">-Presencia, comunidad de seguidores en redes</text:p>
          </table:table-cell>
          <table:table-cell table:style-name="Table1.B2" office:value-type="string">
            <text:p text:style-name="P4">Oportunidades</text:p>
            <text:p text:style-name="P2">-<text:span text:style-name="T2">Desarrollo de comercio online durante la pandemia</text:span></text:p>
            <text:p text:style-name="P2">-<text:span text:style-name="T2">Criticas positivas publicas</text:span></text:p>
            <text:p text:style-name="P2">-<text:span text:style-name="T2">Mercado global</text:span></text:p>
            <text:p text:style-name="P2">-<text:span text:style-name="T2">Cambio del estilo de vida</text:span></text:p>
          </table:table-cell>
        </table:table-row>
      </table:table>
      <text:p text:style-name="Standard"/>
      <text:p text:style-name="Standard">b.</text:p>
      <text:p text:style-name="P1">Estrategia de crecimiento</text:p>
      <text:p text:style-name="P1">Nivel corporativo: <text:span text:style-name="T3">sector</text:span> de alimentación</text:p>
      <text:p text:style-name="P1">Matriz de Ansoff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7">Penetración de mercado</text:p>
          </table:table-cell>
          <table:table-cell table:style-name="Table2.B1" office:value-type="string">
            <text:p text:style-name="P7">Desarrollo de productos</text:p>
          </table:table-cell>
        </table:table-row>
        <table:table-row>
          <table:table-cell table:style-name="Table2.A2" office:value-type="string">
            <text:p text:style-name="P7">Desarrollo de productos</text:p>
          </table:table-cell>
          <table:table-cell table:style-name="Table2.B2" office:value-type="string">
            <text:p text:style-name="P7">Estrategias de diversificación</text:p>
          </table:table-cell>
        </table:table-row>
      </table:table>
      <text:p text:style-name="P1">Estrategia de Desarrollo de mercado</text:p>
      <text:p text:style-name="P1">Crecimiento interno</text:p>
      <text:p text:style-name="P1"/>
      <text:p text:style-name="P1">c.</text:p>
      <text:p text:style-name="P1">Acuerdo contractual: franquicia</text:p>
      <text:p text:style-name="P1"/>
      <text:p text:style-name="P1">CASO 2: Reparación</text:p>
      <text:p text:style-name="P1"/>
      <text:p text:style-name="P1">a. Estrategia competitiva de negocio: Liderazgo en costes, y diferenciar (reparación rápida y segura)</text:p>
      <text:p text:style-name="P1">b. Cooperacion: Aprovisionamiento con empresas de e-waste, Marketing con youtubers, posvent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5:46:54.741279695</meta:creation-date>
    <dc:date>2023-10-16T17:09:26.046642640</dc:date>
    <meta:editing-duration>PT1H22M30S</meta:editing-duration>
    <meta:editing-cycles>6</meta:editing-cycles>
    <meta:generator>LibreOffice/7.4.7.2$Linux_X86_64 LibreOffice_project/40$Build-2</meta:generator>
    <meta:document-statistic meta:table-count="2" meta:image-count="0" meta:object-count="0" meta:page-count="1" meta:paragraph-count="46" meta:word-count="201" meta:character-count="1478" meta:non-whitespace-character-count="1323"/>
  </office:meta>
</office:document-meta>
</file>